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 style:data-style-name="N37"/>
    <style:style style:name="ce3" style:family="table-cell" style:parent-style-name="Default" style:data-style-name="N60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mulation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#1 </text:p>
          </table:table-cell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1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table:style-name="ce3" office:value-type="float" office:value="0.50786">
            <text:p>5.08E-001</text:p>
          </table:table-cell>
          <table:table-cell table:style-name="ce3" office:value-type="float" office:value="0.00909984">
            <text:p>9.10E-003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0.0729197">
            <text:p>7.29E-002</text:p>
          </table:table-cell>
          <table:table-cell table:style-name="ce3" office:value-type="float" office:value="0.0151242">
            <text:p>1.51E-002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14]*2.35" office:value-type="float" office:value="0.171361295">
            <text:p>0.1713612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Integralgrenzen</text:p>
          </table:table-cell>
          <table:table-cell table:number-columns-repeated="2"/>
        </table:table-row>
        <table:table-row table:style-name="ro1">
          <table:table-cell office:value-type="string">
            <text:p>untere</text:p>
          </table:table-cell>
          <table:table-cell table:formula="of:=[.B13]-[.B15]" office:value-type="float" office:value="0.336498705">
            <text:p>0.336498705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table:formula="of:=[.B13]+[.B15]" office:value-type="float" office:value="0.679221295">
            <text:p>0.6792212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tegral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12...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1">
          <table:table-cell office:value-type="string">
            <text:p>unt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mean</text:p>
          </table:table-cell>
          <table:table-cell table:number-columns-repeated="2" table:style-name="ce3" office:value-type="string">
            <text:p>?</text:p>
          </table:table-cell>
        </table:table-row>
        <table:table-row table:style-name="ro1">
          <table:table-cell office:value-type="string">
            <text:p>sigma</text:p>
          </table:table-cell>
          <table:table-cell table:number-columns-repeated="2" table:style-name="ce3" office:value-type="string">
            <text:p>?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31]*2.35" office:value-type="float" office:value="0">
            <text:p>#WERT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Integralgrenzen</text:p>
          </table:table-cell>
          <table:table-cell table:number-columns-repeated="2"/>
        </table:table-row>
        <table:table-row table:style-name="ro1">
          <table:table-cell office:value-type="string">
            <text:p>untere</text:p>
          </table:table-cell>
          <table:table-cell table:formula="of:=[.B30]-[.B32]" office:value-type="float" office:value="0">
            <text:p>#WERT!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table:formula="of:=[.B30]+[.B32]" office:value-type="float" office:value="0">
            <text:p>#WERT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tegral</text:p>
          </table:table-cell>
          <table:table-cell office:value-type="string">
            <text:p>?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#2 </text:p>
          </table:table-cell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2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table:style-name="ce3" office:value-type="float" office:value="0.507151">
            <text:p>5.07E-001</text:p>
          </table:table-cell>
          <table:table-cell table:style-name="ce3" office:value-type="float" office:value="0.000851506">
            <text:p>8.52E-004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0.0397717">
            <text:p>3.98E-002</text:p>
          </table:table-cell>
          <table:table-cell table:style-name="ce3" office:value-type="float" office:value="0.000829393">
            <text:p>8.29E-004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51]*2.35" office:value-type="float" office:value="0.093463495">
            <text:p>0.0934634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Integralgrenzen</text:p>
          </table:table-cell>
          <table:table-cell table:number-columns-repeated="2"/>
        </table:table-row>
        <table:table-row table:style-name="ro2">
          <table:table-cell office:value-type="string">
            <text:p>untere</text:p>
          </table:table-cell>
          <table:table-cell table:formula="of:=[.B50]-[.B52]" office:value-type="float" office:value="0.413687505">
            <text:p>0.413687505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table:formula="of:=[.B50]+[.B52]" office:value-type="float" office:value="0.600614495">
            <text:p>0.6006144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tegral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12...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2">
          <table:table-cell office:value-type="string">
            <text:p>untere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table:number-columns-repeated="2" table:style-name="ce3" office:value-type="string">
            <text:p>?</text:p>
          </table:table-cell>
        </table:table-row>
        <table:table-row table:style-name="ro1">
          <table:table-cell office:value-type="string">
            <text:p>sigma</text:p>
          </table:table-cell>
          <table:table-cell table:number-columns-repeated="2" table:style-name="ce3" office:value-type="string">
            <text:p>?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68]*2.35" office:value-type="float" office:value="0">
            <text:p>#WERT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Integralgrenzen</text:p>
          </table:table-cell>
          <table:table-cell table:number-columns-repeated="2"/>
        </table:table-row>
        <table:table-row table:style-name="ro2">
          <table:table-cell office:value-type="string">
            <text:p>untere</text:p>
          </table:table-cell>
          <table:table-cell table:formula="of:=[.B67]-[.B69]" office:value-type="float" office:value="0">
            <text:p>#WERT!</text:p>
          </table:table-cell>
          <table:table-cell/>
        </table:table-row>
        <table:table-row table:style-name="ro2">
          <table:table-cell office:value-type="string">
            <text:p>obere</text:p>
          </table:table-cell>
          <table:table-cell table:formula="of:=[.B67]+[.B69]" office:value-type="float" office:value="0">
            <text:p>#WERT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tegral</text:p>
          </table:table-cell>
          <table:table-cell office:value-type="string">
            <text:p>?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12">
      <number:scientific-number number:decimal-places="3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16:12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4-10-28T14:53:09.80</meta:creation-date>
    <dc:date>2014-10-28T16:12:30.94</dc:date>
    <dc:creator>Max </dc:creator>
    <meta:editing-duration>PT48M57S</meta:editing-duration>
    <meta:editing-cycles>1</meta:editing-cycles>
    <meta:document-statistic meta:table-count="3" meta:cell-count="91" meta:object-count="0"/>
    <meta:generator>OpenOffice/4.1.1$Win32 OpenOffice.org_project/411m6$Build-9775</meta:generator>
  </office:meta>
</office:document-meta>
</file>